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ef288" officeooo:paragraph-rsid="001ef288"/>
    </style:style>
    <style:style style:name="P2" style:family="paragraph" style:parent-style-name="Standard" style:list-style-name="L2">
      <style:text-properties officeooo:rsid="001ef288" officeooo:paragraph-rsid="001ef288"/>
    </style:style>
    <style:style style:name="P3" style:family="paragraph" style:parent-style-name="Standard" style:list-style-name="L2">
      <style:text-properties officeooo:rsid="001ef288" officeooo:paragraph-rsid="0022f191"/>
    </style:style>
    <style:style style:name="P4" style:family="paragraph" style:parent-style-name="Standard" style:list-style-name="L3">
      <style:text-properties officeooo:rsid="001ef288" officeooo:paragraph-rsid="001ef288"/>
    </style:style>
    <style:style style:name="P5" style:family="paragraph" style:parent-style-name="Standard">
      <style:text-properties officeooo:paragraph-rsid="001ef288"/>
    </style:style>
    <style:style style:name="P6" style:family="paragraph" style:parent-style-name="Standard" style:list-style-name="L2">
      <style:text-properties officeooo:paragraph-rsid="001ef288"/>
    </style:style>
    <style:style style:name="P7" style:family="paragraph" style:parent-style-name="Standard" style:list-style-name="L2">
      <style:text-properties officeooo:rsid="0022018a" officeooo:paragraph-rsid="0022018a"/>
    </style:style>
    <style:style style:name="P8" style:family="paragraph" style:parent-style-name="Standard" style:list-style-name="L2">
      <style:text-properties officeooo:rsid="0022da1b" officeooo:paragraph-rsid="0022da1b"/>
    </style:style>
    <style:style style:name="P9" style:family="paragraph" style:parent-style-name="Standard" style:list-style-name="L2">
      <style:text-properties officeooo:rsid="0022f191" officeooo:paragraph-rsid="0022f191"/>
    </style:style>
    <style:style style:name="P10" style:family="paragraph" style:parent-style-name="Standard" style:list-style-name="L2">
      <style:text-properties officeooo:rsid="0024777f" officeooo:paragraph-rsid="0024777f"/>
    </style:style>
    <style:style style:name="P11" style:family="paragraph" style:parent-style-name="Standard" style:list-style-name="L2">
      <style:text-properties officeooo:rsid="0025a752" officeooo:paragraph-rsid="0025a752"/>
    </style:style>
    <style:style style:name="P12" style:family="paragraph" style:parent-style-name="Standard" style:list-style-name="L2">
      <style:text-properties officeooo:rsid="0025a752" officeooo:paragraph-rsid="00270b94"/>
    </style:style>
    <style:style style:name="P13" style:family="paragraph" style:parent-style-name="Standard" style:list-style-name="L2">
      <style:text-properties officeooo:rsid="00270b94" officeooo:paragraph-rsid="00270b94"/>
    </style:style>
    <style:style style:name="P14" style:family="paragraph" style:parent-style-name="Standard" style:list-style-name="L2">
      <style:text-properties officeooo:rsid="00279daa" officeooo:paragraph-rsid="00279daa"/>
    </style:style>
    <style:style style:name="P15" style:family="paragraph" style:parent-style-name="Standard">
      <style:text-properties officeooo:rsid="00279daa" officeooo:paragraph-rsid="00279daa"/>
    </style:style>
    <style:style style:name="P16" style:family="paragraph" style:parent-style-name="Standard" style:list-style-name="L2">
      <style:text-properties officeooo:rsid="0027bbab" officeooo:paragraph-rsid="0027bbab"/>
    </style:style>
    <style:style style:name="P17" style:family="paragraph" style:parent-style-name="Standard" style:list-style-name="L2">
      <style:text-properties officeooo:rsid="00287333" officeooo:paragraph-rsid="00287333"/>
    </style:style>
    <style:style style:name="P18" style:family="paragraph" style:parent-style-name="Standard" style:list-style-name="L2">
      <style:text-properties officeooo:rsid="002a3597" officeooo:paragraph-rsid="002a3597"/>
    </style:style>
    <style:style style:name="P19" style:family="paragraph" style:parent-style-name="Standard" style:list-style-name="L2">
      <style:text-properties officeooo:rsid="002a3597" officeooo:paragraph-rsid="002a963c"/>
    </style:style>
    <style:style style:name="P20" style:family="paragraph" style:parent-style-name="Standard">
      <style:text-properties officeooo:rsid="002a3597" officeooo:paragraph-rsid="002a3597"/>
    </style:style>
    <style:style style:name="P21" style:family="paragraph" style:parent-style-name="Standard" style:list-style-name="L2">
      <style:text-properties officeooo:rsid="002a963c" officeooo:paragraph-rsid="002a963c"/>
    </style:style>
    <style:style style:name="P22" style:family="paragraph" style:parent-style-name="Standard" style:list-style-name="L2">
      <style:text-properties fo:font-weight="normal" officeooo:rsid="002a963c" officeooo:paragraph-rsid="002a963c" style:font-weight-asian="normal" style:font-weight-complex="normal"/>
    </style:style>
    <style:style style:name="P23" style:family="paragraph" style:parent-style-name="Standard" style:list-style-name="L2">
      <style:text-properties officeooo:rsid="002e829d" officeooo:paragraph-rsid="002e829d"/>
    </style:style>
    <style:style style:name="P24" style:family="paragraph" style:parent-style-name="Standard" style:list-style-name="L2">
      <style:text-properties officeooo:rsid="00313c29" officeooo:paragraph-rsid="00313c29"/>
    </style:style>
    <style:style style:name="P25" style:family="paragraph" style:parent-style-name="Standard" style:list-style-name="L2">
      <style:text-properties officeooo:rsid="0032d449" officeooo:paragraph-rsid="0032d449"/>
    </style:style>
    <style:style style:name="P26" style:family="paragraph" style:parent-style-name="Standard">
      <style:text-properties officeooo:rsid="0032d449" officeooo:paragraph-rsid="0032d449"/>
    </style:style>
    <style:style style:name="P27" style:family="paragraph" style:parent-style-name="Standard">
      <style:text-properties officeooo:rsid="0033e870" officeooo:paragraph-rsid="0033e870"/>
    </style:style>
    <style:style style:name="P28" style:family="paragraph" style:parent-style-name="Standard" style:list-style-name="L2">
      <style:text-properties officeooo:rsid="0035c283" officeooo:paragraph-rsid="0035c283"/>
    </style:style>
    <style:style style:name="P29" style:family="paragraph" style:parent-style-name="Standard" style:list-style-name="L2">
      <style:text-properties officeooo:rsid="0036d676" officeooo:paragraph-rsid="0036d676"/>
    </style:style>
    <style:style style:name="P30" style:family="paragraph" style:parent-style-name="Standard">
      <style:text-properties officeooo:rsid="0036d676" officeooo:paragraph-rsid="0036d676"/>
    </style:style>
    <style:style style:name="P31"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rsid="00279daa" officeooo:paragraph-rsid="00279daa"/>
    </style:style>
    <style:style style:name="P32"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rsid="002a3597" officeooo:paragraph-rsid="002a3597"/>
    </style:style>
    <style:style style:name="P33"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rsid="0036d676" officeooo:paragraph-rsid="0036d676"/>
    </style:style>
    <style:style style:name="P34" style:family="paragraph" style:parent-style-name="Standard">
      <loext:graphic-properties draw:fill="none"/>
      <style:paragraph-properties fo:margin-left="1.3cm" fo:margin-right="0cm" fo:text-indent="0cm" style:auto-text-indent="false" fo:background-color="transparent"/>
      <style:text-properties officeooo:rsid="00279daa" officeooo:paragraph-rsid="00279daa"/>
    </style:style>
    <style:style style:name="P35" style:family="paragraph" style:parent-style-name="Standard">
      <loext:graphic-properties draw:fill="none"/>
      <style:paragraph-properties fo:margin-left="1.3cm" fo:margin-right="0cm" fo:text-indent="0cm" style:auto-text-indent="false" fo:background-color="transparent"/>
      <style:text-properties officeooo:rsid="002f29f7" officeooo:paragraph-rsid="002f29f7"/>
    </style:style>
    <style:style style:name="P36" style:family="paragraph" style:parent-style-name="Standard">
      <loext:graphic-properties draw:fill="none"/>
      <style:paragraph-properties fo:margin-left="1.3cm" fo:margin-right="0cm" fo:text-indent="0cm" style:auto-text-indent="false" fo:background-color="transparent"/>
      <style:text-properties officeooo:rsid="003065c4" officeooo:paragraph-rsid="003065c4"/>
    </style:style>
    <style:style style:name="P37" style:family="paragraph" style:parent-style-name="Standard">
      <loext:graphic-properties draw:fill="none"/>
      <style:paragraph-properties fo:margin-left="1.3cm" fo:margin-right="0cm" fo:text-indent="0cm" style:auto-text-indent="false" fo:background-color="transparent"/>
      <style:text-properties officeooo:rsid="0036d676" officeooo:paragraph-rsid="0036d676"/>
    </style:style>
    <style:style style:name="P38"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rsid="0036d676" officeooo:paragraph-rsid="0036d676"/>
    </style:style>
    <style:style style:name="T1" style:family="text">
      <style:text-properties officeooo:rsid="001ef288"/>
    </style:style>
    <style:style style:name="T2" style:family="text">
      <style:text-properties fo:font-weight="bold" style:font-weight-asian="bold" style:font-weight-complex="bold"/>
    </style:style>
    <style:style style:name="T3" style:family="text">
      <style:text-properties officeooo:rsid="0022f191"/>
    </style:style>
    <style:style style:name="T4" style:family="text">
      <style:text-properties officeooo:rsid="00287333"/>
    </style:style>
    <style:style style:name="T5" style:family="text">
      <style:text-properties officeooo:rsid="002a963c"/>
    </style:style>
    <style:style style:name="T6" style:family="text">
      <style:text-properties officeooo:rsid="002c87e3"/>
    </style:style>
    <style:style style:name="T7" style:family="text">
      <style:text-properties officeooo:rsid="002e829d"/>
    </style:style>
    <style:style style:name="T8" style:family="text">
      <style:text-properties officeooo:rsid="002f29f7"/>
    </style:style>
    <style:style style:name="T9" style:family="text">
      <style:text-properties officeooo:rsid="003065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0632054" text:style-name="L2">
        <text:list-item>
          <text:p text:style-name="P25"/>
        </text:list-item>
        <text:list-item>
          <text:p text:style-name="P25">Overview</text:p>
          <text:p text:style-name="P25">...</text:p>
        </text:list-item>
        <text:list-item>
          <text:p text:style-name="P25">Why modelling (1)</text:p>
          <text:p text:style-name="P25">What is it? <text:span text:style-name="T2">Definition anyone, in context of conservation management?</text:span></text:p>
          <text:p text:style-name="P25">[Read out two]</text:p>
        </text:list-item>
        <text:list-item>
          <text:p text:style-name="P25">Why modelling (2)</text:p>
          <text:p text:style-name="P25">Helpful to think of a few different examples in an applied ecological/conservation management context, to illustrate the purpose of models.</text:p>
          <text:p text:style-name="P25">Prediction.</text:p>
          <text:p text:style-name="P25">Evaluating effects of interventions, management, on conservation.</text:p>
          <text:p text:style-name="P25">Understanding how processes work; concepts. Being precise about how things are conceptualised provide better understanding, how to improve it, what is missing.</text:p>
        </text:list-item>
      </text:list>
      <text:p text:style-name="P26"/>
      <text:p text:style-name="P26"><text:tab/>First two of these purposes are main ones we will cover here; latter I will spend less time on; <text:tab/>more technical, and perhaps less directly relevant in context of what we will be talking about <text:tab/>here.</text:p>
      <text:p text:style-name="P27"><text:tab/>Maybe talk about Fryxell, delays/lags in management leading to pop fluctuations.</text:p>
      <text:list xml:id="list182950374819642" text:continue-numbering="true" text:style-name="L2">
        <text:list-item>
          <text:p text:style-name="P28">Why modelling (3)</text:p>
          <text:p text:style-name="P28">So staying with first two purposes of modelling – prediction and evaluation.<text:line-break/>Will be familiar with the CBD’s Aichi Biodiversity Targets – global targets for biodiversity and ecosystem service conservation.</text:p>
          <text:p text:style-name="P28">Examples – Aichi target 12; species conservation.</text:p>
          <text:p text:style-name="P28">Target 14; ecosystem services.</text:p>
          <text:p text:style-name="P28"/>
        </text:list-item>
        <text:list-item>
          <text:p text:style-name="P28">Why modelling (4)</text:p>
          <text:p text:style-name="P28">So why is modelling important when thinking about and working with such global conservation targets.</text:p>
          <text:p text:style-name="P28">Excellent discussion of this by Nicholson et al 2019.</text:p>
          <text:p text:style-name="P28">Targets are important to shape policy and action.</text:p>
          <text:p text:style-name="P28">However, often achieving such targets may be challenging because of bad wording, or limited understanding.</text:p>
          <text:p text:style-name="P28">Here, modelling is extremely valuable in achieving targets, or perhaps more broadly, help set targets.</text:p>
          <text:p text:style-name="P28">Specifically, for example, model predictions may help evaluate possible outcomes given certain policy interventions.</text:p>
          <text:p text:style-name="P28">Can take place in different ways – models can be used to project effects of different scenarios (colours) on a range of performance metrics, for example the number of threatened species. Alternatively, models can be used to produce counterfactuals – i.e. predictions of what would have happened to your metrics, had you changed intervention in the past.</text:p>
          <text:p text:style-name="P28">So the key here, is that models facilitate the systematic use of observations – of data – to make statements on potential management outcomes. The key here is the word systematic – models are formalised descriptions of what you expect to happen (and why) rather than relying on words alone – which may be misinterpreted.</text:p>
          <text:p text:style-name="P28"/>
        </text:list-item>
        <text:list-item>
          <text:p text:style-name="P29">Why modelling (5)</text:p>
        </text:list-item>
      </text:list>
      <text:p text:style-name="P30"><text:tab/>Management complexity another good reason for needing models.</text:p>
      <text:p text:style-name="P30"><text:tab/>Goose population changes, Scottish islands.</text:p>
      <text:p text:style-name="P33">Increases = damage. Issues for farmers. European protected species, so cannot just be shot. Calls for better management.</text:p>
      <text:p text:style-name="P37">However, highly complex situation – geese have ecosystem service benefit; purely based on threatened status, etc.</text:p>
      <text:p text:style-name="P37"><text:soft-page-break/>Any population control likely to have neg effects on these values, likely to have consequences for public opinion etc. </text:p>
      <text:p text:style-name="P30"><text:tab/>Issues clearly illustrated in news media from different angles – clear conservation conflict.</text:p>
      <text:p text:style-name="P33">As we have seen last week, such conflicts can rapidly become very complex and this complexity calls for clear thinking and clear formalisation of how different relationships are likely to affect population numbers; models can provide a way to do this in a clear and repeatable way.</text:p>
      <text:list xml:id="list182950716336355" text:continue-numbering="true" text:style-name="L2">
        <text:list-header>
          <text:p text:style-name="P2"/>
        </text:list-header>
        <text:list-item>
          <text:p text:style-name="P6"><text:span text:style-name="T1">We’re all modellers!</text:span></text:p>
        </text:list-item>
      </text:list>
      <text:list xml:id="list306219046" text:style-name="L3">
        <text:list-item>
          <text:p text:style-name="P4"><text:span text:style-name="T2">Question. </text:span>Who has used models? Who definitely hasn’t.</text:p>
        </text:list-item>
        <text:list-item>
          <text:p text:style-name="P4">Here, generated random sample. No tech details.</text:p>
        </text:list-item>
        <text:list-item>
          <text:p text:style-name="P4">Pretend we have population of animals, and a count of them. Some uncertainty.</text:p>
        </text:list-item>
        <text:list-item>
          <text:p text:style-name="P4">Mean of N (population) == model. If you calculated average – you used model.</text:p>
        </text:list-item>
        <text:list-item>
          <text:p text:style-name="P4">Mean makes assumptions.</text:p>
        </text:list-item>
        <text:list-item>
          <text:p text:style-name="P4"><text:tab/>Model of the mean makes predictions – predicts the most likely value, given assumptions hold.</text:p>
        </text:list-item>
        <text:list-item>
          <text:p text:style-name="P4">So, again models can be as simple as you like – just a conceptualisation.</text:p>
        </text:list-item>
      </text:list>
      <text:list xml:id="list182949590952371" text:continue-list="list182950716336355" text:style-name="L2">
        <text:list-header>
          <text:p text:style-name="P2"/>
        </text:list-header>
        <text:list-item>
          <text:p text:style-name="P2">Conceptual models (1)</text:p>
          <text:p text:style-name="P2">Brings us to idea of conceptual models, first broad grouping of different kinds of models.</text:p>
          <text:p text:style-name="P2">Very easy to understand.</text:p>
          <text:p text:style-name="P2">Discussion at end will involve doing some of this.</text:p>
          <text:p text:style-name="P2">Conceptual models describe state variables representing a given condition of something (boxes). These can be e.g. population size, stakeholder response.</text:p>
          <text:p text:style-name="P2">State variables are linked by relationships (arrows) which are the effects of one state on another. For example, effects of predation, management interventions.</text:p>
          <text:p text:style-name="P2">Infinitely extensible; state variables can be anything, they can be many, many different interacting relationships etc.</text:p>
          <text:p text:style-name="P2"/>
        </text:list-item>
        <text:list-item>
          <text:p text:style-name="P2">Conceptual models (2)</text:p>
          <text:p text:style-name="P2">Advantage of CMs.</text:p>
          <text:p text:style-name="P2">Easy to understand, communicate. Can be produced with limited expertise, clear to explain to e.g. policy maker or manager. Also quick, flexible. Still can be complex but basic idea simple. Useful as simple tools to plan/design further work.</text:p>
          <text:p text:style-name="P2">Disvantages. Usually not quantitative. Difficult to put exact numbers on. Perhaps size or strength of effect indicated but limited flexibility with this. Can also be deceptively simple; easy to fall into trap of oversimplifying things.</text:p>
          <text:p text:style-name="P2"><text:s/></text:p>
        </text:list-item>
        <text:list-item>
          <text:p text:style-name="P7">Quantitative models (1)</text:p>
          <text:p text:style-name="P7">Usually scary for some folk.</text:p>
          <text:p text:style-name="P7">Usually involves mathematical descriptions, i.e. equations.</text:p>
          <text:p text:style-name="P7">Example, logistic growth population model.</text:p>
          <text:p text:style-name="P7">Differential equation; other equation rewritten as N as function of t.</text:p>
          <text:p text:style-name="P7">These parameters mean population size (N), t is time. Function describes change of population over time. Other function parameters, r and K describe the slope and the asymptote of the function; also the growth rate of the population and the carrying capacity of the population.</text:p>
          <text:p text:style-name="P7"/>
        </text:list-item>
        <text:list-item>
          <text:p text:style-name="P7">Quantitative models (2)</text:p>
          <text:p text:style-name="P7"><text:span text:style-name="T2">Question</text:span>. Suggest advantage of this type of model over CMs.</text:p>
          <text:p text:style-name="P7">Advantages and disadvantages somewhat of a double edged sword.</text:p>
          <text:p text:style-name="P7">Advantages. </text:p>
          <text:p text:style-name="P7"><text:soft-page-break/>Basic quantitative forms very simple. </text:p>
          <text:p text:style-name="P7">Also very easy to “fit” to data; almost any stats package can do this.</text:p>
          <text:p text:style-name="P7">Disadvantages. </text:p>
          <text:p text:style-name="P7">In this case, N only function of one “explanatory variable”; here “time”. </text:p>
          <text:p text:style-name="P7">Expanding explanatory variables can require quite some math skills.</text:p>
          <text:p text:style-name="P7">Difficult/impossible to extrapolate predictions.</text:p>
          <text:p text:style-name="P7"/>
        </text:list-item>
        <text:list-item>
          <text:p text:style-name="P7">Quantitative models (3)</text:p>
          <text:p text:style-name="P7">More realism.</text:p>
          <text:p text:style-name="P7">Equation not here for you to go through or even to necessarily understand. Just illustration of what starts to happen when adding more “realism” or detail to quantitative mathematical models. </text:p>
          <text:p text:style-name="P7">In this case, model that predicts effects of noise and by-catch on harbour porpoise populations. </text:p>
          <text:p text:style-name="P8">Obvious that understanding detail requires good understanding of math.</text:p>
          <text:p text:style-name="P8">Also clearly not easily communicable to non-specialsts.</text:p>
          <text:p text:style-name="P8">As side note, somewhat of a cheat – those of you looking at details will see this actually is what is known as an individual-based model which is kind of a separate class of quantitative models which I will discuss next.</text:p>
          <text:p text:style-name="P8">Point is, more detail requires more specialist understanding.</text:p>
          <text:p text:style-name="P8"/>
        </text:list-item>
        <text:list-item>
          <text:p text:style-name="P8">Quantitative models (4)</text:p>
          <text:p text:style-name="P8">Another example of same point; here model for the effect of marine reserve establishment on non-cooperative fisheries management by Takashina et al.</text:p>
          <text:p text:style-name="P8">Clearly set of equations, differential equations, all interlinked, with many different parameters.</text:p>
          <text:p text:style-name="P8">Obvs clear that this is detailed model that takes account of many different effects (parameters) but also means massive increased complexity.</text:p>
          <text:p text:style-name="P8">Thus becomes hard to communicate to stakeholders, needs technical skills to implement and adapt.</text:p>
          <text:p text:style-name="P8">Risks limiting value of model unless very careful engagement with stakeholders.</text:p>
          <text:p text:style-name="P8"/>
        </text:list-item>
        <text:list-item>
          <text:p text:style-name="P8">Individual-based models (1)</text:p>
          <text:p text:style-name="P8">Moving on to separate class of quantitative model – individual-based or agent-based models.</text:p>
          <text:p text:style-name="P8">However, unique in some ways.</text:p>
          <text:p text:style-name="P8">Original idea based on idea that high level patterns, e.g. changes in population size, result of combined effect of the behaviour (and changes thereof) of individuals within that population. <text:span text:style-name="T3">Collective effect of individuals responding to environment, each other, surviving, responding.</text:span></text:p>
          <text:p text:style-name="P8">Idea very old; <text:span text:style-name="T3">many great books on this. Classic book by Lomnicki from late nineties. Came from classic view of ecology – how does population ecology work if we consider individual behaviour.</text:span></text:p>
          <text:p text:style-name="P9">More accessible book by Bill Sutherland; perhaps more applied angle. Defining book in; effectively says that to fully understand population level effects we need to understand individuals, and by doing that many of the shortcomings of classic quantitative models can be overcome.</text:p>
          <text:p text:style-name="P8"/>
        </text:list-item>
        <text:list-item>
          <text:p text:style-name="P3"><text:span text:style-name="T3">Individual-based models (2)</text:span></text:p>
          <text:p text:style-name="P3"><text:span text:style-name="T3">Elaborating on idea of IBMs by using a specific example.</text:span></text:p>
          <text:p text:style-name="P9">Imagine population of birds, here for example Oystercatchers, going about their business, finding food, interacting, etc. So each bird has behaviour, physiological needs. Each individual needs fulfill needs to survive. Survival (or not) of each individual results in total <text:soft-page-break/>population numbers, for example number of birds surviving the winter. So model explicitly links individual properties to population properties. We will come back to this specific example in a bit.</text:p>
          <text:p text:style-name="P9"/>
        </text:list-item>
        <text:list-item>
          <text:p text:style-name="P9">Individual-based models (3)</text:p>
          <text:p text:style-name="P9">Before we do discuss more detailed examples of Oyc IBM, lets just come back to the overall idea of IBMs and their origins.</text:p>
          <text:p text:style-name="P9">Essentially based on two fundamental principles. Not going to be able to cover everything. If interested, specifically highly recommend the paper referenced here which is a very accessible summary of the use of IBMs in a specific applied context.</text:p>
          <text:p text:style-name="P10">First, emergence. This is idea that population-level response is effect of (emerges from) individuals and individual properties, e.g. behaviour, physiology, genotype.</text:p>
          <text:p text:style-name="P10">Second, fitness.</text:p>
          <text:p text:style-name="P10">Concept difficult to define, but in short describes ability of individual to pass its genes on to the next generation. Individual’s fitness determines succces, e.g. in terms of surivival, reproduction. Basic idea in many models: individuals aim to maximise fitness, or better put, evolutionary selection for properties that maximse fitness. In turn, fitness and environment are linked by a set of functions, so some individual properties are likely to do better (or worse) in some environments.</text:p>
          <text:p text:style-name="P11">As practical example, can be as simple as saying that by an individual choosing a certain place to forage in, it is going to get more food, and therefore its probablity of survival is higher. Such functions form basis of all IBMs.</text:p>
          <text:p text:style-name="P9"/>
        </text:list-item>
        <text:list-item>
          <text:p text:style-name="P11">Individual-based models (4)</text:p>
          <text:p text:style-name="P11">Back to specific example of IBM.</text:p>
          <text:p text:style-name="P11">Model to predict winter mortality.</text:p>
          <text:p text:style-name="P11">Richard Stillman &amp; teams in late nineties developed these. </text:p>
          <text:p text:style-name="P11">Will not go into all details – too much – just rough explanation of what they do.</text:p>
          <text:p text:style-name="P11">What is Oystercatcher? Wading birds; generally live on shores but also increasingly breed inland. Feed on ground-dwelling invertebrates; predominantly intertidal areas.</text:p>
          <text:p text:style-name="P11">Idea of models is to predict population effects of habitat changes; e.g. loss through disturbance, or management of estuaries. Specific cases in south of England.</text:p>
          <text:p text:style-name="P11">Important to note – models grew from very long standing work on individual behaviour of Oycs; feeding preferences, intake rates in diff environments, competitive interactions.</text:p>
          <text:p text:style-name="P11">Although lack of long-term pop data, Stillman and team’s idea was that even in spite of lack of such data, possible to predict population trends from their knowledge of individual behaviour.</text:p>
          <text:p text:style-name="P11">Basically – create population of digital animals. Each have different properties, in particular intake rate – effectiveness of feeding, competitive quality, feeding method, etc.</text:p>
          <text:p text:style-name="P11">Model organised in time steps in a loop. Time step is a day in the winter.</text:p>
          <text:p text:style-name="P11">Each time step, individuals choose place to forage. Availability &amp; quality of patches based on local systems.</text:p>
          <text:p text:style-name="P13">ID Intake rate, or success of finding food in turn depends on chosen patch and what is going on in each – for example how many others there are in each patch (example: figures relate density to intake rate). </text:p>
          <text:p text:style-name="P13">In turn, given what we know about biology of oystercatchers, intake rate produces a certain amount of energy gain, while environmental conditions, for example daily temperature which can be varied or modelled according to certain climatic conditions, produce a certain amount of energy lost. The model then determines which individuals survive based on a given energy balance.</text:p>
          <text:p text:style-name="P13">Finally, the individuals that surive are “fed” back into the population for the next time step, and the model iteration continues.</text:p>
          <text:p text:style-name="P13"><text:soft-page-break/>This procedure is continued for the desired number of time steps, and what this produces is effectively a population trend over time.</text:p>
          <text:p text:style-name="P13">The key thing to note here, is that the data used to parameterise this model does not include counts of the population over time (apart from perhaps choosing a sensible population starting size); it only uses data on individual behaviour and relationships between individual properties and the environment.</text:p>
          <text:p text:style-name="P12"/>
        </text:list-item>
        <text:list-item>
          <text:p text:style-name="P14">Individual based models (5)</text:p>
          <text:p text:style-name="P14">Model validation.</text:p>
          <text:p text:style-name="P14">So of course they then needed to show that their complex IBM actually reflects reality.</text:p>
        </text:list-item>
      </text:list>
      <text:p text:style-name="P15"><text:tab/>To do this, they could split the data they had on individual behaviour into two sets.</text:p>
      <text:p text:style-name="P15"><text:tab/>They built their model purely based on one of these periods, the first one.</text:p>
      <text:p text:style-name="P31">They could then use this model to predict different individual properties, for example intake rates, for the second period (which was left out of the data to parameterise the model), and compare these predictions with actually observed individual intake rates for that period. As you can see from this graph, these appeared to be really quite closely correlated, which is exactly what you want to see.</text:p>
      <text:p text:style-name="P34">Perhaps more importantly, they could do the same thing but for predictions of mortality, so percentages of individuals not surviving the winter – again this is relatively accurate between observed and predicted percentages for different types of individuals.</text:p>
      <text:p text:style-name="P34">Finally, and perhaps a bit more intuitively when thinking about fitting the model on one set of years, and then assessing its predictive power for future years, is this last graph looking at again overwinter mortality but as a function of bird densities in feeding areas.</text:p>
      <text:p text:style-name="P34">A key point is that over years, the density of birds has increased massively, and many models would have issues extrapolating population trends given this big environmental change. However, because these guys now had a mechanistic model purely based on bird behaviour, it becomes a lot easier to extrapolate – that is, even though foraging densities have increased massively beyond the initially observed set of years, based on this individual behaviour, they are still able to produce relatively good predictions of mortality in future years.</text:p>
      <text:p text:style-name="P15"/>
      <text:list xml:id="list182949170145957" text:continue-numbering="true" text:style-name="L2">
        <text:list-item>
          <text:p text:style-name="P16">Individual based models (6)</text:p>
          <text:p text:style-name="P16">So this ability of individual based models to extrapolate are a key reason why they can be so valuable for conservation decision making and management.</text:p>
          <text:p text:style-name="P16">Staying with Oyc example, one of the main motivations for creating these models was to provide managers or policy makers with predictions of the effect of certain changes in the environment.</text:p>
          <text:p text:style-name="P16">For example, one specific question or task could be to assess the likely effect of different levels of human disturbance on oystercatcher populations in a certain intertidal area. If you’re interested in this specific example, have a look at the paper referenced here, but in short, imagine that an area is heavily used by dog walkers or wildfowlers but at the same time a vital area providing winter feeding for Oystercatchers and you are interested in maintaining their population at a certain level.</text:p>
          <text:p text:style-name="P16">It would be important to predict what sort of level of disturbance of feeding areas would potentially start to have negative effects, so that appropriate and sustainable management can be put into place.</text:p>
          <text:p text:style-name="P16">Classic quantitative population models may have difficulties doing this, because clearly they can only be parameterised on currently (or past) observed levels of disturbance – it would be <text:s/>very hard to extrapolate statistical models which are simply based on a limited range of disturbance.</text:p>
          <text:p text:style-name="P16">Stillman and team’s IBM however, is only based on behaviour rules, however – so as long as we understand how individuals respond to changes in feeding area size, density, or <text:soft-page-break/>perhaps even direct disturbance, we can simply use the model to simulate different levels of disturbance, conceptualised as reductions in available feeding area.</text:p>
          <text:p text:style-name="P16">These two plots are the results of doing exactly this in this case study, showing the <text:span text:style-name="T4">relationship between </text:span>bird density <text:span text:style-name="T4">and overwinter survival, for both different spatial extents of disturbance (10% and 50% left and right respectively) and different types of disturbance scenarios – with for example circles representing no disturbance and triangles intenstive disturbance type.</text:span></text:p>
          <text:p text:style-name="P17">A key point to note, here, is that the range of bird densities actuall observed in the area is limited between the dashed lines – so the model effectively extrapolates beyond this observed data range. While this would be an unwise thing to do, were this model based on a simple fit of predictions on observed ranges, because this is based on individual behaviour which is assumed to be relatively fixed, we can safely make such extrapolations.</text:p>
          <text:p text:style-name="P17"/>
        </text:list-item>
        <text:list-item>
          <text:p text:style-name="P18">Individual-based models (7)</text:p>
          <text:p text:style-name="P18">So, back to IBMs in general, and given what we’ve discussed, important to summarise aspects of IBMS relative to pop-level models. </text:p>
          <text:p text:style-name="P18">Usually, able to get away with fewer population-level data.</text:p>
          <text:p text:style-name="P18">Basic principles – i.e. behaviour, idea of fitness maximisation, expected to hold in the future, so generally extrapolation is seen as being “safer”.</text:p>
          <text:p text:style-name="P18">Individual variability implicitly accounted for; classic quantitative models often limited in this sense – can be done, but makes them rapidly complex.</text:p>
          <text:p text:style-name="P18">In spite of not reliant on long-term population data, still needs long-term data, just on individual behaviour in this case. Whether or not this is a problem really depends on the case in hand – easier for some species or settings.</text:p>
          <text:p text:style-name="P18">Finally, IBMs can quickly become very complex. Possible repurcussions for generality of model; will come back to this shortly.</text:p>
          <text:p text:style-name="P18">On other hand, pop-level models.</text:p>
          <text:p text:style-name="P18">Need long term pop data; as said, to fit model to.</text:p>
          <text:p text:style-name="P18">Limited power to extrapolate; see example of effects of disturbance on populations.</text:p>
          <text:p text:style-name="P18">Population level model necessarily based around means – variability around mean is considered to be a nuisance, or error. <text:span text:style-name="T5">Variation can be caused by anything, not just individual variation.</text:span></text:p>
          <text:p text:style-name="P21">Advantage is no need for detailed behavioural data – swings and roundabouts, can be a good or a bad thing, depending on the system.</text:p>
          <text:p text:style-name="P21">Finally, simple pop based models can be quite simple and relatively easy to understand. On other hand, particularly sophisticated IBMs, while conceptually easy, understanding the details often relies on understanding of computer code, for example.</text:p>
          <text:p text:style-name="P19"/>
        </text:list-item>
        <text:list-item>
          <text:p text:style-name="P21">Modelling process (1)</text:p>
          <text:p text:style-name="P21">The modelling cycle.</text:p>
          <text:p text:style-name="P21">So, after this discussion on different broad model types, we are stepping back for a moment, before we are going into the discussion session.</text:p>
          <text:p text:style-name="P21">Whatever model you end up developing to help you with a certain task, it is important to be careful and systematic in the way in which you go about this. There are actually surprisingly few clear guidelines on this, I find, and I quite like this conceptualisation of the modelling cycle by Schmolke et al.</text:p>
          <text:p text:style-name="P21">As a general process, this begins with the careful formulation of the problem – what is the issue, and what is the model going to do. We then need to design the specifics of the model, choose the overal set up (for example, is it better to produce a population level model or an IBM?), after which we need to choose our parameters, and give these some values, based on data. This is then typically followed by a sensitivity analysis, that is, repeatedly running the model to assess which parameters are most stronly influencing the outcomes, and does this <text:soft-page-break/>make sense from a biological perspective. We then need to validate, i.e. check our final model produces results that fit reality, assess which uncertainties we may be dealing with, and finally producing results and recommendations.</text:p>
          <text:p text:style-name="P21">There are a few things to bear in mind while thinking about this process.</text:p>
          <text:p text:style-name="P21">First, the extent and timing of stakeholder involvement. It is clear that this would depend on the context – to what extent are we making a model that is very clearly designed for a single applied purpose? It is interesting to note that Schmolke et al have set the range of stakeholder involvement for a very narrowly defined part of this development cycle – <text:span text:style-name="T2">does anyone have any comments or questions on this? </text:span></text:p>
          <text:p text:style-name="P22">Second, it is clear this really is a cycle, and ideally results and recommendations feed back into updating the model for future improvements. However, I would suggest that it is also vital to be aware that there will be stepping back and forth within this process – e.g. sensitivity analyses may lead you to have to go back to model design and formulation, before moving ahead with results. This is a natural thing to do, and often happens in real life – so <text:span text:style-name="T6">it is not purely a cyclical process, it is iterative.</text:span></text:p>
          <text:p text:style-name="P22"/>
        </text:list-item>
        <text:list-item>
          <text:p text:style-name="P23">Modelling process (2)</text:p>
          <text:p text:style-name="P23">Model complexity.</text:p>
          <text:p text:style-name="P23">Second important point in terms of the modelling process that I want to touch on very briefly, is model complexity.</text:p>
          <text:p text:style-name="P23">Within the last hour or so I’ve essentially talked you along a massive gradient of complexity of models – so we have essentially two extremes.</text:p>
          <text:p text:style-name="P23">One the one hand, with a simple quantitative population model such as logistic growth, we essentially have four parameters, right, including time: starting population size, carrying capacity, and growth rate.</text:p>
          <text:p text:style-name="P23">On the other hand, we have the Oystercatcher IBM which has a huge number of parameter: assimilation rate, mussel density, field intake rate, gut capacity, etc. In fact, this list here is just what Stillman et al did their sensitivity analysis on – in total for one of the versions of this model there were 31 different parameters.</text:p>
          <text:p text:style-name="P23">It should be stressed, though, that even though these massive differences in parameterisation, they are both essentially doing the same thing – modelling population size. </text:p>
          <text:p text:style-name="P23">So I’ll leave it at this for this specific example – on the basis of what we have discussed over the last hour or so it should be pretty clear what the relative advantages and disadvantages of these approaches are.</text:p>
        </text:list-item>
      </text:list>
      <text:p text:style-name="P20"/>
      <text:list xml:id="list182950394632243" text:continue-numbering="true" text:style-name="L2">
        <text:list-item>
          <text:p text:style-name="P23">Modelling process (3)</text:p>
        </text:list-item>
      </text:list>
      <text:p text:style-name="P20"><text:tab/><text:span text:style-name="T7">Model complexity.</text:span></text:p>
      <text:p text:style-name="P20"><text:tab/><text:span text:style-name="T7">The more important aspect of this difference between the these two extreme types of model, <text:tab/>rather than their individual advantages or disadvantages is how they trade off different <text:tab/>values of the model.</text:span></text:p>
      <text:p text:style-name="P20"><text:tab/><text:span text:style-name="T8">Burnham and Anderson in their book on model selection actually provide a really good <text:tab/>example of that explains this, I think.</text:span></text:p>
      <text:p text:style-name="P32"><text:span text:style-name="T8">They ask the perhaps somewhat philosophical question – how many parameters does it take to draw an elephant? On one extreme you could try to represent an elephant with only two or three dots, but obviously you end up with quite a bad representation of the real thing. By increasing the number of points, the parameters, you can get an increasingly better picture – up to the point where you use as many points as there are pixels in the elephant, and you end up with a perfect representation.</text:span></text:p>
      <text:p text:style-name="P35">What happens here, though, is that model bias trades-off with variance. When your parameters are few, your model predictions are necessarily highly biased – changes in one of those points could produce quite a different representation of an elephant. On the other <text:soft-page-break/>hand, with a large number of parameters, any one of those points could be slightly different increasing variance in your model.</text:p>
      <text:p text:style-name="P35">Another way of thinking about this, is a balance between models that are underfit (few parameters) and models that are overfit (a number of parameters close to the number of observations). <text:span text:style-name="T9">Thinking about this from the perspective of comparison of model predictions to the real world, in the former case, the model is unlikely to be a useful representation of reality, because it is too simple – think for example of the logistic growth model only really accounting for time. In the latter case, however, you also have issues because although your model may be very good at representing a single set of parameter values, if any of these change (for example, you try to apply an Oystercatcher IBM parameterised on the Exe Estuary to a population in the Firth of Forth), you get inaccurate results.</text:span></text:p>
      <text:p text:style-name="P36">The bottom line is, this is a balancing act – depending on your model needs, the needs of your stakeholders, the availability of data and resources, you choose the level of complexity that is most reasonable for your situation – there is no single solution to this problem.</text:p>
      <text:p text:style-name="P20"/>
      <text:list xml:id="list182949914536741" text:continue-numbering="true" text:style-name="L2">
        <text:list-item>
          <text:p text:style-name="P24">Summary</text:p>
          <text:p text:style-name="P24">- Models; formalised, simplified representations of states and relationships</text:p>
          <text:p text:style-name="P24">- Can provide: understanding, predictions, evaluation of management options.</text:p>
          <text:p text:style-name="P24">- Different model types. Broadly, conceptual, quantitative and IBMs.</text:p>
          <text:p text:style-name="P24">- All models need to balance complexity with practicality. Important in applied context.</text:p>
        </text:list-item>
      </text:list>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en Minderman</meta:initial-creator>
    <meta:creation-date>2020-03-24T15:16:50.203335141</meta:creation-date>
    <dc:date>2020-03-24T18:29:48.711474327</dc:date>
    <dc:creator>Jeroen Minderman</dc:creator>
    <meta:editing-duration>PT1H6M32S</meta:editing-duration>
    <meta:editing-cycles>12</meta:editing-cycles>
    <meta:generator>LibreOffice/6.0.7.3$Linux_X86_64 LibreOffice_project/00m0$Build-3</meta:generator>
    <meta:document-statistic meta:table-count="0" meta:image-count="0" meta:object-count="0" meta:page-count="8" meta:paragraph-count="177" meta:word-count="3844" meta:character-count="24307" meta:non-whitespace-character-count="20591"/>
  </office:meta>
</office:document-meta>
</file>